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163" officeooo:paragraph-rsid="000531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omas Nasutavičius Big Data Engineering Bootcamp Final Project, 2023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5:49:39.652853216</meta:creation-date>
    <dc:date>2023-08-25T16:25:10.314458253</dc:date>
    <meta:editing-duration>PT25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9" meta:character-count="70" meta:non-whitespace-character-count="62"/>
  </office:meta>
</office:document-meta>
</file>